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style:use-window-font-color="true"/>
    </style:style>
    <style:style style:name="T16"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 style:family="text">
      <style:text-properties fo:font-size="14.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 style:family="text">
      <style:text-properties fo:font-size="14.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8085 Emulator</text:span></text:p>
      <text:p text:style-name="P1"><text:span text:style-name="T2"/></text:p>
      <text:p text:style-name="P1"><text:span text:style-name="T2"/></text:p>
      <text:p text:style-name="P1"><text:span text:style-name="T3">This project is the basic implementation of 8085 microprocessor. It runs some basic commands like: -</text:span></text:p>
      <text:p text:style-name="P1"><text:span text:style-name="T4"/></text:p>
      <text:p text:style-name="P1"><text:span text:style-name="T5">load and store commands: MOV, MVI, LXI, LDA, STA, LHLD, SHLD, STAX, <text:tab/><text:tab/><text:tab/><text:tab/><text:tab/><text:s text:c="2"/>XCHG, SET (e.g. SET<text:s text:c="2"/>2500, AB)</text:span></text:p>
      <text:p text:style-name="P1"><text:span text:style-name="T5">arithmetic commands: ADD, ADI, SUB, INR, DCR, INX, DCX, DAD, SUI</text:span></text:p>
      <text:p text:style-name="P1"><text:span text:style-name="T5">logical commands: CMA, CMP</text:span></text:p>
      <text:p text:style-name="P1"><text:span text:style-name="T5">branching commands: JMP, JC, JNC, JZ, JNZ</text:span></text:p>
      <text:p text:style-name="P1"><text:span text:style-name="T6"/></text:p>
      <text:p text:style-name="P1"><text:span text:style-name="T7">It also contains a debugger with the following commands:</text:span></text:p>
      <text:p text:style-name="P1"><text:span text:style-name="T8"/></text:p>
      <text:p text:style-name="P1"><text:span text:style-name="T9"><text:s/>“b” to set breakpoints followed by line numbers where you want to set breakpoints. </text:span></text:p>
      <text:p text:style-name="P1"><text:span text:style-name="T9"><text:s text:c="2"/>e.g.<text:s text:c="2"/>b 12 for setting breakpoint on line 12</text:span></text:p>
      <text:p text:style-name="P1"><text:span text:style-name="T9"><text:s/>“r” to run the program.</text:span></text:p>
      <text:p text:style-name="P1"><text:span text:style-name="T9"><text:s/>“p” to print value of register or memory location.</text:span></text:p>
      <text:p text:style-name="P1"><text:span text:style-name="T9"><text:s text:c="2"/>e.g. p A for printing value of register A</text:span></text:p>
      <text:p text:style-name="P1"><text:span text:style-name="T9"><text:s text:c="7"/>p x2500 for printing value of location x2500</text:span></text:p>
      <text:p text:style-name="P1"><text:span text:style-name="T9">“s” to run the program, one instruction at a time</text:span></text:p>
      <text:p text:style-name="P1"><text:span text:style-name="T9">“q” to quit debugger</text:span></text:p>
      <text:p text:style-name="P1"><text:span text:style-name="T10"/></text:p>
      <text:p text:style-name="P1"><text:span text:style-name="T11">The emulator is designed using C++. To compile the project files, copy all the files from folder src to the main folder and type command “make” on the terminal.This will compile all the code files and create the object file “setup” which will be used to run the emulator. The emulator works on two modes of input. User can provide the code via input file (.asm) or one could also write it on the terminal. The user can run the whole code at once or he can also run it in the debugger mode. We have also provided a dummy code of bubble sort in the file bubblesort.asm(enter the address 2000 as the code is written using 2000 as the starting address).</text:span></text:p>
      <text:p text:style-name="P1"><text:span text:style-name="T12"/></text:p>
      <text:p text:style-name="P1"><text:span text:style-name="T13">This project is a joint contribution of:</text:span></text:p>
      <text:p text:style-name="P1"><text:span text:style-name="T14"/></text:p>
      <text:p text:style-name="P1"><text:span text:style-name="T15">Hardik Gaur (</text:span><text:a xlink:href="mailto:hardikgaur@geu.ac.in"><text:span text:style-name="T17">hardikgaur@geu.ac.in</text:span></text:a><text:span text:style-name="T18">)</text:span></text:p>
      <text:p text:style-name="P1"><text:span text:style-name="T18">Parth Trehan (</text:span><text:a xlink:href="mailto:parthendo@geu.ac.in"><text:span text:style-name="T20">parthendo@geu.ac.in</text:span></text:a><text:span text:style-name="T21">)</text:span></text:p>
      <text:p text:style-name="P1"><text:span text:style-name="T22"/></text:p>
      <text:p text:style-name="P1"><text:span text:style-name="T23">Please feel free to drop an email.</text:span></text:p>
      <text:p text:style-name="P1"><text:span text:style-name="T23"><text:s text:c="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